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44cm" fo:margin-left="-0.212cm" style:page-number="auto" table:align="left" style:writing-mode="lr-tb"/>
    </style:style>
    <style:style style:name="Tabla1.A" style:family="table-column">
      <style:table-column-properties style:column-width="2.674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0.259cm"/>
    </style:style>
    <style:style style:name="Tabla1.E" style:family="table-column">
      <style:table-column-properties style:column-width="0.277cm"/>
    </style:style>
    <style:style style:name="Tabla1.F" style:family="table-column">
      <style:table-column-properties style:column-width="0.411cm"/>
    </style:style>
    <style:style style:name="Tabla1.G" style:family="table-column">
      <style:table-column-properties style:column-width="0.824cm"/>
    </style:style>
    <style:style style:name="Tabla1.H" style:family="table-column">
      <style:table-column-properties style:column-width="0.205cm"/>
    </style:style>
    <style:style style:name="Tabla1.I" style:family="table-column">
      <style:table-column-properties style:column-width="0.206cm"/>
    </style:style>
    <style:style style:name="Tabla1.J" style:family="table-column">
      <style:table-column-properties style:column-width="0.822cm"/>
    </style:style>
    <style:style style:name="Tabla1.L" style:family="table-column">
      <style:table-column-properties style:column-width="0.727cm"/>
    </style:style>
    <style:style style:name="Tabla1.M" style:family="table-column">
      <style:table-column-properties style:column-width="0.508cm"/>
    </style:style>
    <style:style style:name="Tabla1.O" style:family="table-column">
      <style:table-column-properties style:column-width="0.617cm"/>
    </style:style>
    <style:style style:name="Tabla1.P" style:family="table-column">
      <style:table-column-properties style:column-width="0.616cm"/>
    </style:style>
    <style:style style:name="Tabla1.S" style:family="table-column">
      <style:table-column-properties style:column-width="1.439cm"/>
    </style:style>
    <style:style style:name="Tabla1.W" style:family="table-column">
      <style:table-column-properties style:column-width="0.8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M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3.078cm" style:keep-together="true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R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3" style:family="table-row">
      <style:table-row-properties style:min-row-height="1.413cm" style:keep-together="true" fo:keep-together="auto"/>
    </style:style>
    <style:style style:name="Tabla1.4" style:family="table-row">
      <style:table-row-properties style:min-row-height="0.153cm" style:keep-together="true" fo:keep-together="auto"/>
    </style:style>
    <style:style style:name="Tabla1.10" style:family="table-row">
      <style:table-row-properties style:min-row-height="1.199cm" style:keep-together="true" fo:keep-together="auto"/>
    </style:style>
    <style:style style:name="Tabla1.D1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G11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3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Tabla1.15" style:family="table-row">
      <style:table-row-properties style:keep-together="false" fo:keep-together="always"/>
    </style:style>
    <style:style style:name="Tabla1.16" style:family="table-row">
      <style:table-row-properties style:min-row-height="0.536cm" style:keep-together="true" fo:keep-together="auto"/>
    </style:style>
    <style:style style:name="Tabla1.A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 style:writing-mode="lr-tb"/>
    </style:style>
    <style:style style:name="Tabla1.I17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K1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7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2" style:family="table">
      <style:table-properties style:width="15.214cm" fo:margin-left="-0.212cm" table:align="left" style:writing-mode="lr-tb"/>
    </style:style>
    <style:style style:name="Tabla2.A" style:family="table-column">
      <style:table-column-properties style:column-width="8.417cm"/>
    </style:style>
    <style:style style:name="Tabla2.B" style:family="table-column">
      <style:table-column-properties style:column-width="6.796cm"/>
    </style:style>
    <style:style style:name="Tabla2.1" style:family="table-row">
      <style:table-row-properties style:min-row-height="0.145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style:font-name-complex="Arial"/>
    </style:style>
    <style:style style:name="P1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style:font-name-complex="Arial"/>
    </style:style>
    <style:style style:name="P12" style:family="paragraph" style:parent-style-name="Standard">
      <style:paragraph-properties fo:margin-top="0.106cm" fo:margin-bottom="0.106cm" fo:text-align="end" style:justify-single-word="false" style:snap-to-layout-grid="false"/>
      <style:text-properties style:font-name="Arial" style:font-name-complex="Arial"/>
    </style:style>
    <style:style style:name="P13" style:family="paragraph" style:parent-style-name="Standard">
      <style:paragraph-properties fo:margin-top="0.106cm" fo:margin-bottom="0.106cm" style:snap-to-layout-grid="false"/>
    </style:style>
    <style:style style:name="P14" style:family="paragraph" style:parent-style-name="Standard">
      <style:paragraph-properties fo:margin-top="0.212cm" fo:margin-bottom="0.212cm" style:snap-to-layout-grid="false"/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style:font-name-complex="Arial"/>
    </style:style>
    <style:style style:name="P16" style:family="paragraph" style:parent-style-name="Standard">
      <style:paragraph-properties fo:margin-top="0.212cm" fo:margin-bottom="0.212cm" style:snap-to-layout-grid="false"/>
      <style:text-properties style:font-name="Arial" style:font-name-complex="Arial"/>
    </style:style>
    <style:style style:name="P17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top="0.212cm" fo:margin-bottom="0.212cm" style:snap-to-layout-grid="false"/>
    </style:style>
    <style:style style:name="P19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0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55cm" fo:margin-bottom="0cm" fo:text-align="justify" style:justify-single-word="false"/>
    </style:style>
    <style:style style:name="P24" style:family="paragraph" style:parent-style-name="Standard">
      <style:paragraph-properties fo:margin-top="0.55cm" fo:margin-bottom="0cm" fo:text-align="justify" style:justify-single-word="false"/>
      <style:text-properties style:font-name="Arial" style:font-name-complex="Arial"/>
    </style:style>
    <style:style style:name="P25" style:family="paragraph" style:parent-style-name="Standard">
      <style:paragraph-properties fo:margin-top="1.09cm" fo:margin-bottom="0cm"/>
      <style:text-properties style:font-name="Arial" style:font-name-complex="Arial"/>
    </style:style>
    <style:style style:name="P26" style:family="paragraph" style:parent-style-name="Heading_20_1">
      <style:paragraph-properties style:snap-to-layout-grid="false"/>
      <style:text-properties style:font-name="Arial" fo:font-size="48pt" style:font-size-asian="48pt" style:font-name-complex="Arial" style:font-size-complex="48pt"/>
    </style:style>
    <style:style style:name="P27" style:family="paragraph" style:parent-style-name="Heading_20_1">
      <style:paragraph-properties fo:margin-left="0.75cm" fo:margin-right="1.289cm" fo:margin-top="0.106cm" fo:margin-bottom="0.212cm" fo:line-height="100%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55cm" fo:margin-bottom="0cm" fo:text-align="justify" style:justify-single-word="false" style:snap-to-layout-grid="false"/>
      <style:text-properties fo:color="#000000" style:font-name="Arial" fo:font-size="9pt" style:font-size-asian="9pt" style:font-name-complex="Arial" style:font-size-complex="9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Ari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column table:style-name="Tabla1.M"/>
        <table:table-column table:style-name="Tabla1.F"/>
        <table:table-column table:style-name="Tabla1.O"/>
        <table:table-column table:style-name="Tabla1.P"/>
        <table:table-column table:style-name="Tabla1.J"/>
        <table:table-column table:style-name="Tabla1.I"/>
        <table:table-column table:style-name="Tabla1.S"/>
        <table:table-column table:style-name="Tabla1.O"/>
        <table:table-column table:style-name="Tabla1.J"/>
        <table:table-column table:style-name="Tabla1.H"/>
        <table:table-column table:style-name="Tabla1.W"/>
        <table:table-row table:style-name="Tabla1.1">
          <table:table-cell table:style-name="Tabla1.A1" table:number-columns-spanned="12" office:value-type="string">
            <text:h text:style-name="P26" text:outline-level="1">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11" office:value-type="string">
            <text:h text:style-name="P27" text:outline-level="1">Fecha de recepción en Ofic../<text:line-break/>Deleg. o Juzgado de Paz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8"/>
          </table:table-cell>
          <table:table-cell table:style-name="Tabla1.B2" table:number-columns-spanned="16" office:value-type="string">
            <text:p text:style-name="P1">PODER JUDICIAL PROVINCI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B2" office:value-type="string">
            <text:p text:style-name="P14"/>
          </table:table-cell>
          <table:table-cell table:style-name="Tabla1.B2" table:number-columns-spanned="16" office:value-type="string">
            <text:p text:style-name="P5"><text:span text:style-name="T1">MANDAMIENTO </text:span><text:span text:style-name="T8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6" office:value-type="string">
            <text:p text:style-name="P9">Sello del Órga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4" office:value-type="string">
            <text:p text:style-name="P10">Juzgado/Tribun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3"><text:span text:style-name="T3">CIVIL Y COMERCIAL Nº <text:s/></text:span><text:span text:style-name="T8">$n_juzgado</text:span><text:span text:style-name="T3"> Calle 13 e/ 47 y 48 La Pl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Departamento Judici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2">LA PL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Tipo de diligencia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4"><text:span text:style-name="T2">MANDAMIENTO </text:span><text:span text:style-name="T8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Carátula del exped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6"><text:span text:style-name="T8">$nombre_empresa</text:span><text:span text:style-name="T2"> c/ </text:span><text:bookmark text:name="cliente1"/><text:span text:style-name="T8">$apellido_nombre_cliente</text:span><text:span text:style-name="T2"> <text:s/>S/ COBRO EJECU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Copias para traslado</text:p>
          </table:table-cell>
          <table:covered-table-cell/>
          <table:covered-table-cell/>
          <table:covered-table-cell/>
          <table:table-cell table:style-name="Tabla1.B2" table:number-columns-spanned="5" office:value-type="string">
            <text:p text:style-name="P11">SI </text:p>
          </table:table-cell>
          <table:covered-table-cell/>
          <table:covered-table-cell/>
          <table:covered-table-cell/>
          <table:covered-table-cell/>
          <table:table-cell table:style-name="Tabla1.B2" table:number-columns-spanned="2" office:value-type="string">
            <text:p text:style-name="P12">En</text:p>
          </table:table-cell>
          <table:covered-table-cell/>
          <table:table-cell table:style-name="Tabla1.B2" table:number-columns-spanned="3" office:value-type="string">
            <text:p text:style-name="P10"><text:s text:c="4"/>Fs.</text:p>
          </table:table-cell>
          <table:covered-table-cell/>
          <table:covered-table-cell/>
          <table:table-cell table:style-name="Tabla1.B2" table:number-columns-spanned="9" office:value-type="string">
            <text:p text:style-name="P28">$textoLibre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0">Oficina intervin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0">La correspond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B2" table:number-columns-spanned="23" office:value-type="string">
            <text:p text:style-name="P18"><text:span text:style-name="T5">CARÁCTER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5">URGENTE</text:p>
          </table:table-cell>
          <table:covered-table-cell/>
          <table:table-cell table:style-name="Tabla1.B2" office:value-type="string">
            <text:p text:style-name="P16"/>
          </table:table-cell>
          <table:table-cell table:style-name="Tabla1.D11" table:number-columns-spanned="3" office:value-type="string">
            <text:p text:style-name="P16">No</text:p>
          </table:table-cell>
          <table:covered-table-cell/>
          <table:covered-table-cell/>
          <table:table-cell table:style-name="Tabla1.G11" office:value-type="string">
            <text:p text:style-name="P16"/>
          </table:table-cell>
          <table:table-cell table:style-name="Tabla1.B2" table:number-columns-spanned="12" office:value-type="string">
            <text:p text:style-name="P17">Y/O HABILITACION DE DIA Y H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B2" office:value-type="string">
            <text:p text:style-name="P16"/>
          </table:table-cell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office:value-type="string">
            <text:p text:style-name="P16"/>
          </table:table-cell>
        </table:table-row>
        <table:table-row table:style-name="Tabla1.10">
          <table:table-cell table:style-name="Tabla1.B2" table:number-columns-spanned="23" office:value-type="string">
            <text:p text:style-name="P18"><text:span text:style-name="T5">TIPO DE DOMICILIO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9">Denunciado</text:p>
          </table:table-cell>
          <table:covered-table-cell/>
          <table:table-cell table:style-name="Tabla1.D11" table:number-columns-spanned="3" office:value-type="string">
            <text:p text:style-name="P16">Si</text:p>
          </table:table-cell>
          <table:covered-table-cell/>
          <table:covered-table-cell/>
          <table:table-cell table:style-name="Tabla1.G11" table:number-columns-spanned="8" office:value-type="string">
            <text:p text:style-name="P21">Constitu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table:number-columns-spanned="6" office:value-type="string">
            <text:p text:style-name="P21">Bajo respons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6">No</text:p>
          </table:table-cell>
          <table:covered-table-cell/>
        </table:table-row>
        <table:table-row table:style-name="Tabla1.10">
          <table:table-cell table:style-name="Tabla1.B2" table:number-columns-spanned="23" office:value-type="string">
            <text:p text:style-name="P18"><text:span text:style-name="T5">FACULTADES Y ATRIBUCIONES:</text:span><text:span text:style-name="T2"> (marcar lo que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B2" table:number-columns-spanned="2" office:value-type="string">
            <text:p text:style-name="P19">Allanamiento:</text:p>
          </table:table-cell>
          <table:covered-table-cell/>
          <table:table-cell table:style-name="Tabla1.D11" table:number-columns-spanned="3" office:value-type="string">
            <text:p text:style-name="P16">No</text:p>
          </table:table-cell>
          <table:covered-table-cell/>
          <table:covered-table-cell/>
          <table:table-cell table:style-name="Tabla1.G11" table:number-columns-spanned="16" office:value-type="string">
            <text:p text:style-name="P19">Allanamiento en domicilio sin ocupan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6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8" office:value-type="string">
            <text:p text:style-name="P21">Con auxilio de la fuerza públic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7" table:number-columns-spanned="2" office:value-type="string">
            <text:p text:style-name="P16">No</text:p>
          </table:table-cell>
          <table:covered-table-cell/>
          <table:table-cell table:style-name="Tabla1.K17" table:number-columns-spanned="11" office:value-type="string">
            <text:p text:style-name="P21">Con cerraj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7" table:number-columns-spanned="2" office:value-type="string">
            <text:p text:style-name="P16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6" office:value-type="string">
            <text:p text:style-name="P20">Denunciar otr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table:number-columns-spanned="8" office:value-type="string">
            <text:p text:style-name="P22">Denuncia de bie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6">No</text:p>
          </table:table-cell>
          <table:covered-table-cell/>
          <table:table-cell table:style-name="Tabla1.G11" table:number-columns-spanned="3" office:value-type="string">
            <text:p text:style-name="P21">Otros</text:p>
          </table:table-cell>
          <table:covered-table-cell/>
          <table:covered-table-cell/>
          <table:table-cell table:style-name="Tabla1.V13" table:number-columns-spanned="2" office:value-type="string">
            <text:p text:style-name="P16">No</text:p>
          </table:table-cell>
          <table:covered-table-cell/>
        </table:table-row>
      </table:table>
      <text:p text:style-name="P7"><text:soft-page-break/><text:span text:style-name="T2">El Oficial de Justicia de la zona que corresponda, se constituirá, para la ejecución del presente y procederá a intimar el pago, en el domicilio de </text:span><text:span text:style-name="T8">$apellido_nombre_cliente</text:span><text:span text:style-name="T2"> sito en </text:span><text:bookmark text:name="Domicilio"/><text:span text:style-name="T8">$calle_cliente $numero_domicilio_cliente $piso_domicilio_cliente $depto_domicilio_cliente, $localidad_domicilio_cliente</text:span><text:span text:style-name="T6">, </text:span><text:span text:style-name="T2">Provincia de</text:span><text:span text:style-name="T8"> Buenos Aires</text:span><text:span text:style-name="T2">.-</text:span></text:p>
      <text:p text:style-name="P23"><text:span text:style-name="T2">Los autos que lo ordenan dicen en lo pertinente: </text:span><text:span text:style-name="T8">$textoLibre_3</text:span></text:p>
      <text:p text:style-name="P24"/>
      <text:p text:style-name="P3">Facultades del Oficial de Justicia: Se constituirá en el domicilio del demandado para que este de y pague la suma anteriormente transcripta.-------------------------</text:p>
      <text:p text:style-name="P3">Nombre y facultades de los autorizados: la Dra. Silvia Soledad Sosa, la Dra. María Inés Barbieri, al Sr. Pablo Siscar, al Sr. Santiago Cerruti, al Sr. Gabriel Rodrigo Ferro Rocha, al Sr. César Andrés Meloni, a la Sra. Belén Pedernera, a la Dra. Carina Silvana Sotelo y al Sr. Claudio Cinalli.</text:p>
      <text:p text:style-name="P3"><text:span text:style-name="T7"/></text:p>
      <text:p text:style-name="P3">En la ciudad de La Plata, a los <text:s text:c="6"/>días del mes de <text:s text:c="21"/>del año 20 <text:s text:c="2"/>.-<text:line-break/>Pase para su diligenciamiento a la Oficina de Mandamientos y Notificaciones correspondiente </text:p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11">Firma y sello</text:p>
          </table:table-cell>
        </table:table-row>
        <table:table-row table:style-name="Tabla2.2">
          <table:table-cell table:style-name="Tabla2.A1" office:value-type="string">
            <text:p text:style-name="P2"/>
          </table:table-cell>
          <table:table-cell table:style-name="Tabla2.B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>
        <style:tab-stops>
          <style:tab-stop style:position="7.001cm"/>
        </style:tab-stops>
      </style:paragraph-properties>
      <style:text-properties fo:language="es" fo:country="ES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4.001cm" fo:margin-left="4.0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</dc:title>
    <meta:initial-creator>silvia</meta:initial-creator>
    <meta:creation-date>2012-08-15T18:07:00</meta:creation-date>
    <dc:date>2013-05-07T09:55:10.66</dc:date>
    <meta:editing-cycles>7</meta:editing-cycles>
    <meta:editing-duration>PT14M21S</meta:editing-duration>
    <meta:generator>OpenOffice.org/3.4.1$Win32 OpenOffice.org_project/341m1$Build-9593</meta:generator>
    <meta:document-statistic meta:table-count="2" meta:image-count="0" meta:object-count="0" meta:page-count="2" meta:paragraph-count="53" meta:word-count="286" meta:character-count="1907"/>
  </office:meta>
</office:document-meta>
</file>